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a4418" officeooo:paragraph-rsid="000a441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d2dc0" officeooo:paragraph-rsid="000d2dc0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none" fo:font-weight="bold" officeooo:rsid="000a4418" officeooo:paragraph-rsid="000a4418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none" fo:font-weight="bold" officeooo:rsid="000d2dc0" officeooo:paragraph-rsid="000d2dc0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a4418" officeooo:paragraph-rsid="000a441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f4dc" officeooo:paragraph-rsid="000bf4d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f4dc" officeooo:paragraph-rsid="000d2dc0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2dc0" officeooo:paragraph-rsid="000d2dc0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2dc0" officeooo:paragraph-rsid="000d2dc0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e7085" officeooo:paragraph-rsid="000f0bba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dd575" officeooo:paragraph-rsid="002dd575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dd575" officeooo:paragraph-rsid="0032badb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40e2a" officeooo:paragraph-rsid="00340e2a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40e2a" officeooo:paragraph-rsid="0034be22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40e2a" officeooo:paragraph-rsid="000bf4dc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bf4dc" officeooo:paragraph-rsid="000d2dc0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0a4418" officeooo:paragraph-rsid="000a4418" style:font-size-asian="14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5f5aab" officeooo:paragraph-rsid="005f5aab" style:font-size-asian="14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613d01" officeooo:paragraph-rsid="00613d01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a4418" officeooo:paragraph-rsid="000a4418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a4418" officeooo:paragraph-rsid="00269644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5aae8" officeooo:paragraph-rsid="0015aae8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98e6" officeooo:paragraph-rsid="00160b01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98e6" officeooo:paragraph-rsid="000b98e6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end" style:justify-single-word="false"/>
      <style:text-properties fo:font-size="18pt" style:text-underline-style="none" fo:font-weight="normal" officeooo:rsid="00725745" officeooo:paragraph-rsid="00725745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a4418" officeooo:paragraph-rsid="000a4418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0bf4dc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0d2dc0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0e7085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1d8256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2a2dc9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31be0d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569d2f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2dc0" officeooo:paragraph-rsid="000d2dc0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2dc0" officeooo:paragraph-rsid="000e7085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2dc0" officeooo:paragraph-rsid="00569d2f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085" officeooo:paragraph-rsid="000e7085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085" officeooo:paragraph-rsid="000f0bba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085" officeooo:paragraph-rsid="000d2dc0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e8ebd" officeooo:paragraph-rsid="002e8ebd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ff4d8" officeooo:paragraph-rsid="002ff4d8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802a2" officeooo:paragraph-rsid="003b3633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333d1" officeooo:paragraph-rsid="002ff4d8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2dc0" officeooo:paragraph-rsid="000e7085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4418" officeooo:paragraph-rsid="000a4418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98e6" officeooo:paragraph-rsid="000b98e6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98e6" officeooo:paragraph-rsid="00269644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02e8" officeooo:paragraph-rsid="001702e8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085" officeooo:paragraph-rsid="0054aeff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bf4dc" officeooo:paragraph-rsid="000bf4dc" style:font-size-asian="12.25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d2dc0" officeooo:paragraph-rsid="000d2dc0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ea15" officeooo:paragraph-rsid="0021df77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b3633" officeooo:paragraph-rsid="003fb13c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665e4" officeooo:paragraph-rsid="000bf4dc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e8ebd" officeooo:paragraph-rsid="0031be0d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2dc0" officeooo:paragraph-rsid="000e7085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0bf4dc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5f5aab" officeooo:paragraph-rsid="005f5aab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40e2a" officeooo:paragraph-rsid="00340e2a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b98e6" style:font-size-asian="14pt" style:font-size-complex="14pt"/>
    </style:style>
    <style:style style:name="T3" style:family="text">
      <style:text-properties fo:font-size="14pt" officeooo:rsid="000bf4dc" style:font-size-asian="14pt" style:font-size-complex="14pt"/>
    </style:style>
    <style:style style:name="T4" style:family="text">
      <style:text-properties fo:font-size="14pt" officeooo:rsid="000e7085" style:font-size-asian="14pt" style:font-size-complex="14pt"/>
    </style:style>
    <style:style style:name="T5" style:family="text">
      <style:text-properties fo:font-size="14pt" officeooo:rsid="000d2dc0" style:font-size-asian="14pt" style:font-size-complex="14pt"/>
    </style:style>
    <style:style style:name="T6" style:family="text">
      <style:text-properties fo:font-size="14pt" officeooo:rsid="00160b01" style:font-size-asian="14pt" style:font-size-complex="14pt"/>
    </style:style>
    <style:style style:name="T7" style:family="text">
      <style:text-properties fo:font-size="14pt" officeooo:rsid="001702e8" style:font-size-asian="14pt" style:font-size-complex="14pt"/>
    </style:style>
    <style:style style:name="T8" style:family="text">
      <style:text-properties fo:font-size="14pt" officeooo:rsid="001d8256" style:font-size-asian="14pt" style:font-size-complex="14pt"/>
    </style:style>
    <style:style style:name="T9" style:family="text">
      <style:text-properties fo:font-size="14pt" officeooo:rsid="00269644" style:font-size-asian="14pt" style:font-size-complex="14pt"/>
    </style:style>
    <style:style style:name="T10" style:family="text">
      <style:text-properties fo:font-size="14pt" style:font-size-asian="12.25pt" style:font-size-complex="14pt"/>
    </style:style>
    <style:style style:name="T11" style:family="text">
      <style:text-properties fo:font-size="14pt" officeooo:rsid="005ee8dd" style:font-size-asian="12.25pt" style:font-size-complex="14pt"/>
    </style:style>
    <style:style style:name="T12" style:family="text">
      <style:text-properties fo:font-size="14pt" officeooo:rsid="005f5aab" style:font-size-asian="12.25pt" style:font-size-complex="14pt"/>
    </style:style>
    <style:style style:name="T13" style:family="text">
      <style:text-properties fo:font-size="14pt" officeooo:rsid="00613d01" style:font-size-asian="12.25pt" style:font-size-complex="14pt"/>
    </style:style>
    <style:style style:name="T14" style:family="text">
      <style:text-properties fo:font-size="14pt" officeooo:rsid="006213ce" style:font-size-asian="12.25pt" style:font-size-complex="14pt"/>
    </style:style>
    <style:style style:name="T15" style:family="text">
      <style:text-properties fo:font-size="14pt" officeooo:rsid="006319f4" style:font-size-asian="12.25pt" style:font-size-complex="14pt"/>
    </style:style>
    <style:style style:name="T16" style:family="text">
      <style:text-properties fo:font-size="14pt" officeooo:rsid="00689288" style:font-size-asian="12.25pt" style:font-size-complex="14pt"/>
    </style:style>
    <style:style style:name="T17" style:family="text">
      <style:text-properties fo:font-size="14pt" officeooo:rsid="00741be8" style:font-size-asian="12.25pt" style:font-size-complex="14pt"/>
    </style:style>
    <style:style style:name="T18" style:family="text">
      <style:text-properties officeooo:rsid="000d2dc0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0d2dc0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0e7085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3b3633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officeooo:rsid="00591f28"/>
    </style:style>
    <style:style style:name="T24" style:family="text">
      <style:text-properties style:text-underline-style="solid" style:text-underline-width="auto" style:text-underline-color="font-color" officeooo:rsid="0058ebe0"/>
    </style:style>
    <style:style style:name="T25" style:family="text">
      <style:text-properties officeooo:rsid="000e7085"/>
    </style:style>
    <style:style style:name="T26" style:family="text">
      <style:text-properties officeooo:rsid="00111d43"/>
    </style:style>
    <style:style style:name="T27" style:family="text">
      <style:text-properties officeooo:rsid="00134cff"/>
    </style:style>
    <style:style style:name="T28" style:family="text">
      <style:text-properties officeooo:rsid="00150345"/>
    </style:style>
    <style:style style:name="T29" style:family="text">
      <style:text-properties officeooo:rsid="001a8003"/>
    </style:style>
    <style:style style:name="T30" style:family="text">
      <style:text-properties officeooo:rsid="001b3e31"/>
    </style:style>
    <style:style style:name="T31" style:family="text">
      <style:text-properties officeooo:rsid="001fea15"/>
    </style:style>
    <style:style style:name="T32" style:family="text">
      <style:text-properties style:text-underline-style="none" fo:font-weight="normal" officeooo:rsid="001fea15" style:font-weight-asian="normal" style:font-weight-complex="normal"/>
    </style:style>
    <style:style style:name="T33" style:family="text">
      <style:text-properties officeooo:rsid="00211510"/>
    </style:style>
    <style:style style:name="T34" style:family="text">
      <style:text-properties officeooo:rsid="00269644"/>
    </style:style>
    <style:style style:name="T35" style:family="text">
      <style:text-properties officeooo:rsid="002e8ebd"/>
    </style:style>
    <style:style style:name="T36" style:family="text">
      <style:text-properties officeooo:rsid="002ff4d8"/>
    </style:style>
    <style:style style:name="T37" style:family="text">
      <style:text-properties officeooo:rsid="0031be0d"/>
    </style:style>
    <style:style style:name="T38" style:family="text">
      <style:text-properties officeooo:rsid="00395e5d"/>
    </style:style>
    <style:style style:name="T39" style:family="text">
      <style:text-properties officeooo:rsid="003ac828"/>
    </style:style>
    <style:style style:name="T40" style:family="text">
      <style:text-properties officeooo:rsid="003b3633"/>
    </style:style>
    <style:style style:name="T41" style:family="text">
      <style:text-properties officeooo:rsid="0043a677"/>
    </style:style>
    <style:style style:name="T42" style:family="text">
      <style:text-properties officeooo:rsid="005333d1"/>
    </style:style>
    <style:style style:name="T43" style:family="text">
      <style:text-properties officeooo:rsid="0054aeff"/>
    </style:style>
    <style:style style:name="T44" style:family="text">
      <style:text-properties officeooo:rsid="006dc2a5"/>
    </style:style>
    <style:style style:name="T45" style:family="text">
      <style:text-properties officeooo:rsid="0077994f"/>
    </style:style>
    <style:style style:name="T46" style:family="text">
      <style:text-properties officeooo:rsid="007e913d"/>
    </style:style>
    <style:style style:name="T47" style:family="text">
      <style:text-properties officeooo:rsid="009520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HIER DES CHARGES</text:p>
      <text:p text:style-name="P3">Logiciel de gestion <text:span text:style-name="T42">et d’analyse pour</text:span> <text:span text:style-name="T42">parc botanique</text:span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1"/>
      <text:p text:style-name="P25">GROS JEREMY</text:p>
      <text:p text:style-name="P2"/>
      <text:p text:style-name="P2"><text:soft-page-break/>SOMMAIRE</text:p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I/ Présentation du projet</text:p>
      <text:p text:style-name="P7">II/ Description<text:span text:style-name="T18">s</text:span> fonctionnelles</text:p>
      <text:p text:style-name="P16"><text:tab/><text:span text:style-name="T5">A) Fonction principale</text:span></text:p>
      <text:p text:style-name="P44"><text:tab/>B) Outils de modélisation graphique des données environnementales</text:p>
      <text:p text:style-name="P44"><text:tab/>C) Gestion du parc botanique</text:p>
      <text:p text:style-name="P44"><text:tab/>D) Conditions environnementales</text:p>
      <text:p text:style-name="P49"><text:tab/><text:span text:style-name="T43">E</text:span>) Gestion des personnes responsables</text:p>
      <text:p text:style-name="P49"><text:tab/><text:span text:style-name="T43">F</text:span>) Alertes<text:tab/></text:p>
      <text:p text:style-name="P10">III/ Contraintes</text:p>
      <text:p text:style-name="P38"><text:tab/>A) Données environnementales</text:p>
      <text:p text:style-name="P38"><text:tab/>B) Taille des zones</text:p>
      <text:p text:style-name="P52"><text:tab/>C) Flexibilité des valeurs attendues</text:p>
      <text:p text:style-name="P53"><text:tab/>D) Matériel nécessaire pour la mise en place du logiciel</text:p>
      <text:p text:style-name="P14">IV/Étude de faisabilité</text:p>
      <text:p text:style-name="P12">V/ Amélioration <text:span text:style-name="T41">future </text:span>du logicie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I / Présentation du <text:span text:style-name="T25">projet</text:span></text:p>
      <text:p text:style-name="P26"/>
      <text:p text:style-name="P17"><text:tab/><text:span text:style-name="T11">Dans le cadre </text:span><text:span text:style-name="T12">de </text:span><text:span text:style-name="T16">ma</text:span><text:span text:style-name="T12"> licence 3 informatique, j’ai eu l’opportunité de concevoir un logiciel à partir d’une simple idée dont on m’en a laiss</text:span><text:span text:style-name="T17">é</text:span><text:span text:style-name="T12"> la liberté.</text:span></text:p>
      <text:p text:style-name="P18"><text:span text:style-name="T10">J’ai donc décid</text:span><text:span text:style-name="T17">é</text:span><text:span text:style-name="T10"> de résoudre un des problèmes de la vie d’aujourd’hui concernant les petits producteurs agricoles ou les particulier</text:span><text:span text:style-name="T17">s</text:span><text:span text:style-name="T10"> possédant un petit jardin </text:span><text:span text:style-name="T13">pour un moindre coût.</text:span></text:p>
      <text:p text:style-name="P19"><text:span text:style-name="T10">Ce projet e</text:span><text:span text:style-name="T17">s</text:span><text:span text:style-name="T10">t tout à fait fiable pour de plus grands agriculteurs, ou des gérants de parc botanique, espace vert. </text:span><text:span text:style-name="T14">Et je vais m’adresser à eux dans ce</text:span><text:span text:style-name="T15"> cahier des charges</text:span><text:span text:style-name="T14">.</text:span></text:p>
      <text:p text:style-name="P58"/>
      <text:p text:style-name="P21"><text:tab/><text:span text:style-name="T1">Gérer un parc botanique </text:span><text:span text:style-name="T2">n</text:span><text:span text:style-name="T1">'est pas simple. Il possède souvent des espèces </text:span><text:span text:style-name="T2">végéta</text:span><text:span text:style-name="T3">les</text:span><text:span text:style-name="T2"> de tout genre</text:span><text:span text:style-name="T1"> , et oblige à faire évoluer celle</text:span><text:span text:style-name="T2">s</text:span><text:span text:style-name="T1">-ci dans un environnement </text:span><text:span text:style-name="T2">bien </text:span><text:span text:style-name="T1">précis </text:span><text:span text:style-name="T8">et souvent différent suivant les espèces</text:span><text:span text:style-name="T1">. </text:span></text:p>
      <text:p text:style-name="P21"><text:span text:style-name="T1">Plusieurs critères environnementaux sont à respecter pour le</text:span><text:span text:style-name="T2">ur</text:span><text:span text:style-name="T4">s</text:span><text:span text:style-name="T2"> </text:span><text:span text:style-name="T1">bon développement. Par exemple , la température et l'humidité ambiante sont à maintenir à un niveau précis suivant les espèces. Mais aussi l'humidité du sol et la luminosité.</text:span></text:p>
      <text:p text:style-name="P45"/>
      <text:p text:style-name="P20"><text:span text:style-name="T1">Tou</text:span><text:span text:style-name="T4">s</text:span><text:span text:style-name="T1"> ces critères </text:span><text:span text:style-name="T2">ne </text:span><text:span text:style-name="T1">sont pas forc</text:span><text:span text:style-name="T4">é</text:span><text:span text:style-name="T1">ment évident</text:span><text:span text:style-name="T4">s</text:span><text:span text:style-name="T1"> à respecter pour </text:span><text:span text:style-name="T2">certaines</text:span><text:span text:style-name="T1"> espèces.</text:span></text:p>
      <text:p text:style-name="P45"/>
      <text:p text:style-name="P22"><text:span text:style-name="T1">De nos jours la vérification se fait manuellement avec des thermomètres, </text:span><text:span text:style-name="T6">hygromètre</text:span><text:span text:style-name="T9">s</text:span><text:span text:style-name="T6"> etc ... <text:s/></text:span></text:p>
      <text:p text:style-name="P45"/>
      <text:p text:style-name="P23"><text:span text:style-name="T1">L'objectif est donc de </text:span><text:span text:style-name="T6">centraliser cette analyse </text:span><text:span text:style-name="T1">par le biais d'un logiciel </text:span><text:span text:style-name="T6">en spécifiant </text:span><text:span text:style-name="T1">chaque zone </text:span><text:span text:style-name="T6">à analyser</text:span><text:span text:style-name="T1"> pour étudier l'environnement, et donc de pouvoir réajuster </text:span><text:span text:style-name="T6">si besoin</text:span><text:span text:style-name="T1"> les différents critères cité</text:span><text:span text:style-name="T4">s</text:span><text:span text:style-name="T1"> plus haut </text:span><text:span text:style-name="T6">par l’action de d’homme</text:span><text:span text:style-name="T1">.</text:span></text:p>
      <text:p text:style-name="P46"/>
      <text:p text:style-name="P47">Cela pourra permettre de réduire potentiellement le volume d'eau utilisé pour l'arrosage, <text:span text:style-name="T34">et de suivre minutieusement l’environnement dans lesquels évoluent les végétaux.</text:span></text:p>
      <text:p text:style-name="P46"/>
      <text:p text:style-name="P24"><text:span text:style-name="T1">Les milieux favorisé</text:span><text:span text:style-name="T4">s</text:span><text:span text:style-name="T1"> par ce procédé </text:span><text:span text:style-name="T7">sont tous les espaces verts possibles.</text:span></text:p>
      <text:p text:style-name="P48">En effet , le logiciel ne s’occupe que de l’analyse et du déclenchement d’alerte suivant les données attendues saisit par l’utilisateur.</text:p>
      <text:p text:style-name="P4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II/ Description<text:span text:style-name="T18">s</text:span> fonctionnelles</text:p>
      <text:p text:style-name="P6"/>
      <text:p text:style-name="P27"><text:tab/><text:span text:style-name="T45">Le logiciel « JardiGestion »</text:span> a plusieurs fonctionnalités qui seront <text:span text:style-name="T25">citées et décrites plus bas.</text:span></text:p>
      <text:p text:style-name="P27"/>
      <text:p text:style-name="P27"/>
      <text:p text:style-name="P27"><text:tab/><text:span text:style-name="T20">A ) Fonction principal</text:span></text:p>
      <text:p text:style-name="P28"><text:tab/><text:tab/></text:p>
      <text:p text:style-name="P28"><text:tab/><text:tab/>La fonction principal<text:span text:style-name="T25">e</text:span> de ce logiciel est donc d'analyser les <text:span text:style-name="T18">conditions</text:span> <text:tab/>environnemental<text:span text:style-name="T25">es</text:span> du parc, par la décomposition en zone si nécessaire, dans le <text:tab/>cas o<text:span text:style-name="T25">ù</text:span> celui-ci serait d'une taille trop grande.</text:p>
      <text:p text:style-name="P27"/>
      <text:p text:style-name="P28"><text:span text:style-name="T18"><text:tab/></text:span><text:span text:style-name="T20">B) Outils de modélisation graphique des données environnemental</text:span><text:span text:style-name="T21">es</text:span></text:p>
      <text:p text:style-name="P28"><text:tab/><text:tab/></text:p>
      <text:p text:style-name="P31"><text:tab/><text:tab/>Il est possible d'obtenir une représentation graphique des données <text:tab/>suivant le temps ( température, humidité etc …) <text:span text:style-name="T18">d’un type de données</text:span>, <text:span text:style-name="T18">celui-ci<text:tab/>étant de la forme de courbes superposées montrant les données <text:tab/>environnementales voulues et celles de l'environnement réel.</text:span></text:p>
      <text:p text:style-name="P27"/>
      <text:p text:style-name="P27"><text:tab/><text:span text:style-name="T20">C) Gestion du parc botanique</text:span></text:p>
      <text:p text:style-name="P27"/>
      <text:p text:style-name="P28"><text:tab/><text:tab/>Il sera possible d'ajouter de nouvelles zones, les modifier, ou <text:span text:style-name="T18">de </text:span>les <text:tab/><text:tab/>supprimer. </text:p>
      <text:p text:style-name="P28"><text:tab/>Une zone <text:span text:style-name="T18">doit</text:span> posséder un nom qui l'identifiera <text:span text:style-name="T18">par rapport au parc</text:span>. <text:span text:style-name="T18">Celui-ci <text:tab/>sera unique au parc. Elle peut aussi posséder une description, et les végétaux</text:span></text:p>
      <text:p text:style-name="P30"><text:tab/><text:span text:style-name="T27">la composant mais aussi les personnes qui en sont responsables.</text:span></text:p>
      <text:p text:style-name="P27"/>
      <text:p text:style-name="P27"><text:tab/>Chaque zone aura les mêmes capteurs, il n'est pas possible de choisir les <text:tab/>capteurs que l'on souhaite <text:span text:style-name="T26">y </text:span>mettre.</text:p>
      <text:p text:style-name="P27"/>
      <text:p text:style-name="P27"><text:tab/><text:span text:style-name="T20">D) Conditions environnementales</text:span></text:p>
      <text:p text:style-name="P27"/>
      <text:p text:style-name="P27"><text:tab/><text:tab/>Il est possible de définir des conditions environnemental<text:span text:style-name="T25">es</text:span> <text:span text:style-name="T18">par</text:span> zone <text:tab/><text:span text:style-name="T18">avec une certaine flexibilité au niveau des valeurs que celle-ci doit respecter.</text:span></text:p>
      <text:p text:style-name="P29"><text:tab/>Dans le cas ou l'environnement de la zone, ne respecterai<text:span text:style-name="T25">t</text:span> pas <text:span text:style-name="T18">l'environnement <text:tab/>défini, une alerte sera envoyée par émail aux personnes responsables de la <text:tab/>zone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33"><text:tab/><text:span text:style-name="T23">E</text:span><text:span text:style-name="T21">) Gestion des personnes responsables</text:span></text:p>
      <text:p text:style-name="P36"><text:tab/><text:tab/></text:p>
      <text:p text:style-name="P36"><text:tab/><text:tab/>Il est alors possible de pouvoir gérer les personnes responsables, en <text:tab/>ajoutant leur<text:span text:style-name="T25">s</text:span> coordonnées ( nom , prénom , émail).</text:p>
      <text:p text:style-name="P36"/>
      <text:p text:style-name="P36"><text:tab/><text:span text:style-name="T27">Il sera possible d’ajouter plusieurs personnes ayant un même nom et prénom, <text:tab/>mais l’adresse mail doit être différente pour chacune de ces personnes.</text:span></text:p>
      <text:p text:style-name="P36"/>
      <text:p text:style-name="P27"><text:tab/><text:span text:style-name="T24">F</text:span><text:span text:style-name="T21">) Alertes</text:span></text:p>
      <text:p text:style-name="P35"><text:tab/><text:tab/></text:p>
      <text:p text:style-name="P35"><text:tab/><text:tab/>Le logiciel, dans le cas où celui-ci aura une connexion internet pourra <text:tab/>alerter par mail les personnes responsables d<text:span text:style-name="T29">e la zone concernée</text:span> pour les <text:tab/>prévenir d'un comportement environnemental anormal. Dans le cas échéant un <text:tab/>journal des événements sera maintenu, regroupant tous les comportement<text:span text:style-name="T46">s</text:span> <text:tab/>anormaux.</text:p>
      <text:p text:style-name="P35"/>
      <text:p text:style-name="P35"><text:tab/><text:span text:style-name="T28">La ou les personnes du dispositif seront capables d’ajouter des types d’alerte,</text:span></text:p>
      <text:p text:style-name="P35"><text:tab/><text:span text:style-name="T28">constituant le message à envoyer en cas d’alerte pour une zone et un capteur <text:tab/>donné suivant si la donnée est supérieure ou inférieure à la donnée attendue.</text:span></text:p>
      <text:p text:style-name="P35"/>
      <text:p text:style-name="P35"><text:tab/><text:span text:style-name="T47">Dans le cas ou une donnée n’a pas de valeur de référence ( valeur attendue <text:tab/>saisie renseignée par l’utilisateur ) , un émail sera envoyé aux responsables de <text:tab/>la zone en question expliquant qu’aucune analyse est possible pour la période <text:tab/>des données non renseignées. </text:span></text:p>
      <text:p text:style-name="P29"/>
      <text:p text:style-name="P34"/>
      <text:p text:style-name="P37"><text:span text:style-name="T19">III/ Contraintes</text:span> </text:p>
      <text:p text:style-name="P37"><text:tab/></text:p>
      <text:p text:style-name="P37"><text:tab/><text:span text:style-name="T19">A) Données environnementales</text:span></text:p>
      <text:p text:style-name="P35"><text:tab/><text:tab/></text:p>
      <text:p text:style-name="P35"><text:tab/><text:tab/>Le logiciel ne s'occupe pas de la partie récupération des données <text:tab/>environnemental<text:span text:style-name="T30">es</text:span>, mais tout est prévu pour les intégrer facilement et <text:tab/>rapidement à celui-ci. <text:span text:style-name="T30">Il faut alors se procurer un logiciel se mettant en accord <text:tab/>avec la base de données de ce logiciel pour permettre au logiciel <text:tab/>d’analyser les données reçues.</text:span></text:p>
      <text:p text:style-name="P34"/>
      <text:p text:style-name="P34"><text:tab/><text:span text:style-name="T21">B) Taille des zones</text:span></text:p>
      <text:p text:style-name="P39"><text:tab/><text:tab/></text:p>
      <text:p text:style-name="P27"><text:tab/><text:tab/><text:span text:style-name="T25">Pour une meilleure précision des données, il est recommandé de faire <text:tab/>des petites zones, permettant alors d'obtenir une précision sur l'environnement <text:tab/>étudié.</text:span></text:p>
      <text:p text:style-name="P27"/>
      <text:p text:style-name="P27"/>
      <text:p text:style-name="P27"/>
      <text:p text:style-name="P27"><text:soft-page-break/></text:p>
      <text:p text:style-name="P50"><text:span text:style-name="T32"><text:tab/></text:span><text:span text:style-name="T31">C) Flexibilité des valeurs attendues</text:span></text:p>
      <text:p text:style-name="P50"/>
      <text:p text:style-name="P27"><text:tab/><text:tab/><text:span text:style-name="T33">Lors de la définition des valeurs attendues par capteur de chaque zone <text:tab/>l’utilisateur aura la possibilité de définir une marge permettant de ne pas <text:tab/>prendre en considération les petits de changements climatiques de <text:tab/>l’environnement.</text:span></text:p>
      <text:p text:style-name="P27"/>
      <text:p text:style-name="P27"/>
      <text:p text:style-name="P27"/>
      <text:p text:style-name="P27"><text:tab/><text:span text:style-name="T22">D) Matériel nécessaire pour la mise en place du logiciel</text:span></text:p>
      <text:p text:style-name="P27"/>
      <text:p text:style-name="P27"><text:tab/><text:tab/><text:span text:style-name="T40">L’utilisateur aura besoin d’un ordinateur pour utiliser le logiciel.</text:span></text:p>
      <text:p text:style-name="P27"><text:tab/><text:span text:style-name="T40">Dans le cas où celui-ci n’a pas le matériel suffisant, un dispositif pourra être <text:tab/>vendu satisfaisant les conditions nécessaires pour le bon fonctionnement du <text:tab/>logiciel, il sera entièrement configuré et prêt à l’emploi.</text:span></text:p>
      <text:p text:style-name="P15"/>
      <text:p text:style-name="P13"/>
      <text:p text:style-name="P13">IV/Étude de faisabilité</text:p>
      <text:p text:style-name="P27"/>
      <text:p text:style-name="P54"><text:tab/>Aucun matériel spécifique n’est nécessaire pour l’aboutissement du logiciel.</text:p>
      <text:p text:style-name="P42">Seul <text:span text:style-name="T44">mon </text:span>matériel ( ordinateur, <text:span text:style-name="T39">table, tableau</text:span>) est nécessaire pour mener à bien le développement <text:span text:style-name="T38">du logiciel. Aucune formation supplémentaire n’est nécessaire pour réaliser le projet.</text:span></text:p>
      <text:p text:style-name="P27"/>
      <text:p text:style-name="P11"/>
      <text:p text:style-name="P11">V/ Amélioration <text:span text:style-name="T41">future </text:span>du logiciel</text:p>
      <text:p text:style-name="P27"><text:tab/></text:p>
      <text:p text:style-name="P32"><text:tab/><text:span text:style-name="T35">Dû à un temps de développement très cours seuls les fonctionnalités principales seront ajoutées. Par la suite une maintenance du logiciel sera faite et d’autre versions apparaîtront. </text:span></text:p>
      <text:p text:style-name="P55">Ces fonctionnalités ne sont pas précisées dans le cahier des charges.</text:p>
      <text:p text:style-name="P40">Elles permettront <text:span text:style-name="T37">entre autres </text:span>d’améliorer l’ergonomie du logiciel <text:span text:style-name="T36">pour y faciliter son utilisation.</text:span></text:p>
      <text:p text:style-name="P41">Par exemple, pour la saisie des données attendu, et la comparaison des données.</text:p>
      <text:p text:style-name="P41">Il y aura la possibilité de faire des statistiques, de définir des « macro » permettant de saisir les données plus rapidement etc...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érémy Gros</meta:initial-creator>
    <meta:creation-date>2017-04-07T23:07:06.759000000</meta:creation-date>
    <dc:date>2017-04-13T18:47:51.948498935</dc:date>
    <meta:editing-duration>PT3H51M48S</meta:editing-duration>
    <meta:editing-cycles>133</meta:editing-cycles>
    <meta:generator>LibreOffice/5.1.6.2$Linux_X86_64 LibreOffice_project/10m0$Build-2</meta:generator>
    <meta:document-statistic meta:table-count="0" meta:image-count="0" meta:object-count="0" meta:page-count="6" meta:paragraph-count="80" meta:word-count="1063" meta:character-count="7025" meta:non-whitespace-character-count="5926"/>
  </office:meta>
</office:document-meta>
</file>